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04cf"/>
    </style:style>
    <style:style style:name="P2" style:family="paragraph" style:parent-style-name="Preformatted_20_Text">
      <style:text-properties officeooo:rsid="001304cf" officeooo:paragraph-rsid="001304cf"/>
    </style:style>
    <style:style style:name="P3" style:family="paragraph" style:parent-style-name="Preformatted_20_Text">
      <style:text-properties fo:color="#0000ff" fo:font-size="10pt" officeooo:rsid="0013c42b" officeooo:paragraph-rsid="0013c42b"/>
    </style:style>
    <style:style style:name="P4" style:family="paragraph" style:parent-style-name="Preformatted_20_Text">
      <style:text-properties officeooo:rsid="0013c42b" officeooo:paragraph-rsid="0013c42b"/>
    </style:style>
    <style:style style:name="P5" style:family="paragraph" style:parent-style-name="Preformatted_20_Text">
      <style:text-properties officeooo:rsid="0015b498" officeooo:paragraph-rsid="0015b498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Standard">
      <style:text-properties officeooo:paragraph-rsid="001304cf"/>
    </style:style>
    <style:style style:name="P8" style:family="paragraph" style:parent-style-name="Standard">
      <style:text-properties officeooo:rsid="001304cf" officeooo:paragraph-rsid="001304cf"/>
    </style:style>
    <style:style style:name="P9" style:family="paragraph" style:parent-style-name="Standard">
      <style:text-properties officeooo:rsid="00157bce" officeooo:paragraph-rsid="00157bce"/>
    </style:style>
    <style:style style:name="P10" style:family="paragraph" style:parent-style-name="Standard">
      <style:text-properties officeooo:rsid="0015b498" officeooo:paragraph-rsid="0015b498"/>
    </style:style>
    <style:style style:name="P11" style:family="paragraph" style:parent-style-name="Text_20_body">
      <style:text-properties officeooo:paragraph-rsid="0013c42b"/>
    </style:style>
    <style:style style:name="P12" style:family="paragraph" style:parent-style-name="Text_20_body">
      <style:text-properties officeooo:rsid="0013c42b" officeooo:paragraph-rsid="0013c42b"/>
    </style:style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Heading_20_3">
      <style:text-properties officeooo:rsid="001304cf" officeooo:paragraph-rsid="001304cf"/>
    </style:style>
    <style:style style:name="P15" style:family="paragraph" style:parent-style-name="Heading_20_3">
      <style:text-properties officeooo:rsid="0015b498" officeooo:paragraph-rsid="0015b498"/>
    </style:style>
    <style:style style:name="P16" style:family="paragraph" style:parent-style-name="Standard">
      <style:text-properties officeooo:rsid="0019529f" officeooo:paragraph-rsid="0019529f"/>
    </style:style>
    <style:style style:name="T1" style:family="text">
      <style:text-properties officeooo:rsid="001304cf"/>
    </style:style>
    <style:style style:name="T2" style:family="text">
      <style:text-properties officeooo:rsid="0013c4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8">Install Ruby</text:p>
      <text:p text:style-name="Standard">yum install ruby ruby-devel ruby-libs ruby-irb ruby-rdoc ruby-mysql</text:p>
      <text:p text:style-name="Standard"/>
      <text:p text:style-name="P8">Install RubyGems</text:p>
      <text:p text:style-name="P8">yum install rubygems</text:p>
      <text:p text:style-name="Standard"/>
      <text:p text:style-name="P8">Install Passenger</text:p>
      <text:p text:style-name="P8">Prerequisites</text:p>
      <text:p text:style-name="P7">yum -y install apr-devel gcc-c++ openssl-devel zlib-devel</text:p>
      <text:p text:style-name="P7"/>
      <text:p text:style-name="P8">gem install passenger</text:p>
      <text:p text:style-name="P8"/>
      <text:p text:style-name="P8">Prerequisites</text:p>
      <text:p text:style-name="P2"><text:s/>* To install Curl development headers with SSL support: </text:p>
      <text:p text:style-name="P2"><text:s text:c="3"/>Please run yum install curl-devel as root. </text:p>
      <text:p text:style-name="P2"/>
      <text:p text:style-name="P2"><text:s/>* To install Apache 2 development headers: </text:p>
      <text:p text:style-name="P2"><text:s text:c="3"/>Please run yum install httpd-devel as root. </text:p>
      <text:p text:style-name="P2"/>
      <text:p text:style-name="P2"><text:s/>* To install Apache Portable Runtime (APR) development headers: </text:p>
      <text:p text:style-name="P2"><text:s text:c="3"/>Please run yum install apr-devel as root. </text:p>
      <text:p text:style-name="P2"/>
      <text:p text:style-name="P2"><text:s/>* To install Apache Portable Runtime Utility (APU) development headers: </text:p>
      <text:p text:style-name="P2"><text:s text:c="3"/>Please run yum install apr-util-devel as root. </text:p>
      <text:p text:style-name="P8"/>
      <text:p text:style-name="P8"/>
      <text:p text:style-name="P2">passenger-install-apache2-module</text:p>
      <text:p text:style-name="P2"/>
      <text:p text:style-name="P2">Get laterst Version of Redmine</text:p>
      <text:p text:style-name="P1"><text:span text:style-name="T1">wget </text:span><text:a xlink:type="simple" xlink:href="http://rubyforge.org/frs/download.php/74419/redmine-1.1.2.tar.gz"><text:span text:style-name="T1">http://rubyforge.org/frs/download.php/74419/redmine-1.1.2.tar.gz</text:span></text:a></text:p>
      <text:p text:style-name="P2">tar zxvf redmine-1.1.2.tar.gz redmine-1.2</text:p>
      <text:p text:style-name="P2"/>
      <text:p text:style-name="P2">Cope to web folder</text:p>
      <text:p text:style-name="P2">cp redmine-1.2 /var/www/html/redmine</text:p>
      <text:p text:style-name="P2"/>
      <text:p text:style-name="P2"/>
      <text:h text:style-name="P14" text:outline-level="3"><text:bookmark text:name="Configure-Apache-to-host-the-documents"/>Configure Apache to host the documents</text:h>
      <text:h text:style-name="Heading_20_3" text:outline-level="3"><text:bookmark text:name="Install-Bundler"/>Install Bundler</text:h>
      <text:p text:style-name="P6">gem install bundler</text:p>
      <text:p text:style-name="P12"><text:bookmark text:name="Add-the-Bundler-Boot-and-preinitializer-code"/>Create gem file “redmine.gem”</text:p>
      <text:p text:style-name="P11"><text:span text:style-name="Source_20_Text"><text:span text:style-name="T2">source = :rubygems</text:span></text:span></text:p>
      <text:p text:style-name="P11"><text:span text:style-name="Source_20_Text"><text:span text:style-name="T2">"rake"</text:span></text:span><text:span text:style-name="T2">, "0.8.3" </text:span></text:p>
      <text:p text:style-name="P11"><text:span text:style-name="Source_20_Text">"rack"</text:span>, "1.0.1" </text:p>
      <text:p text:style-name="P13"><text:span text:style-name="Source_20_Text">"i18n"</text:span>, "0.4.2" </text:p>
      <text:p text:style-name="P13"><text:span text:style-name="Source_20_Text">"rubytree"</text:span>, "0.5.2", :require =&gt; "tree" </text:p>
      <text:p text:style-name="P13"><text:soft-page-break/><text:span text:style-name="Source_20_Text">"RedCloth"</text:span>, "~&gt;4.2.3", :require =&gt; "redcloth" # for CodeRay </text:p>
      <text:p text:style-name="P13"><text:span text:style-name="Source_20_Text">"mysql"</text:span> </text:p>
      <text:p text:style-name="Text_20_body"><text:span text:style-name="Source_20_Text">"coderay"</text:span>, "~&gt;0.9.7" </text:p>
      <text:p text:style-name="P12"/>
      <text:p text:style-name="P12">Install mysql dependencies</text:p>
      <text:p text:style-name="P3">yum install mysql-devel</text:p>
      <text:p text:style-name="P12"/>
      <text:p text:style-name="P4">bundle install –gemfile=redmine.gem</text:p>
      <text:p text:style-name="P4"/>
      <text:p text:style-name="P9">Create mysql redmine database</text:p>
      <text:p text:style-name="P9"/>
      <text:p text:style-name="P10">Change dir to config/</text:p>
      <text:h text:style-name="P15" text:outline-level="3"><text:bookmark text:name="Configure-databaseyml-rename-databaseymlexample"/>Configure database.yml (rename database.yml.example)</text:h>
      <text:p text:style-name="P10">Populate with appropriate settings</text:p>
      <text:p text:style-name="P10"/>
      <text:p text:style-name="P10">Change dir to /public</text:p>
      <text:p text:style-name="P5">mv dispatch.cgi.example dispatch.cgi</text:p>
      <text:p text:style-name="Preformatted_20_Text">mv dispatch.fcgi.example dispatch.fcgi</text:p>
      <text:p text:style-name="P6">mv dispatch.rb.example dispatch.rb</text:p>
      <text:p text:style-name="P10"/>
      <text:p text:style-name="P3"/>
      <text:p text:style-name="P2"/>
      <text:p text:style-name="P2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5T05:51:28</meta:creation-date>
    <meta:editing-duration>PT15H43M20S</meta:editing-duration>
    <meta:editing-cycles>2</meta:editing-cycles>
    <meta:generator>OpenOffice.org/3.2$Linux OpenOffice.org_project/320m19$Build-9505</meta:generator>
    <meta:initial-creator>Matthew McNaughton</meta:initial-creator>
    <meta:document-statistic meta:table-count="0" meta:image-count="0" meta:object-count="0" meta:page-count="2" meta:paragraph-count="46" meta:word-count="191" meta:character-count="1534"/>
    <dc:date>2011-04-06T11:12:10</dc:date>
    <dc:creator>Matthew McNaughton</dc:creator>
  </office:meta>
</office:document-meta>
</file>